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7b0" officeooo:paragraph-rsid="000537b0"/>
    </style:style>
    <style:style style:name="P2" style:family="paragraph" style:parent-style-name="Standard">
      <style:text-properties officeooo:rsid="00068d75" officeooo:paragraph-rsid="00068d7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2_exercise3_commands used</text:p>
      <text:p text:style-name="P1"/>
      <text:p text:style-name="P1">create folder in /usr directory</text:p>
      <text:p text:style-name="P1">sudo mkdir <text:span text:style-name="T1">usr/</text:span><text:span text:style-name="T2">DATA</text:span></text:p>
      <text:p text:style-name="P1"><text:span text:style-name="T2"/></text:p>
      <text:p text:style-name="P1"><text:span text:style-name="T2">create files in /</text:span><text:span text:style-name="T1">usr/</text:span><text:span text:style-name="T2">DATA</text:span></text:p>
      <text:p text:style-name="P1"><text:span text:style-name="T2">sudo touch Customer.txt</text:span></text:p>
      <text:p text:style-name="P1"><text:span text:style-name="T2">sudo touch Accounting.txt</text:span></text:p>
      <text:p text:style-name="P1"><text:span text:style-name="T2">sudo touch Sales.txt</text:span></text:p>
      <text:p text:style-name="P1"><text:span text:style-name="T2"/></text:p>
      <text:p text:style-name="P2"><text:span text:style-name="T2">change folder group</text:span></text:p>
      <text:p text:style-name="P2"><text:span text:style-name="T2">sudo chgrp Accounting </text:span><text:span text:style-name="T1">usr/</text:span><text:span text:style-name="T2">DATA</text:span></text:p>
      <text:p text:style-name="P2"><text:span text:style-name="T2"/></text:p>
      <text:p text:style-name="P2"><text:span text:style-name="T2">change folder permissions</text:span></text:p>
      <text:p text:style-name="P2"><text:span text:style-name="T2">sudo chmod 770 </text:span><text:span text:style-name="T1">usr/</text:span><text:span text:style-name="T2">DATA</text:span></text:p>
      <text:p text:style-name="P2"><text:span text:style-name="T2"/></text:p>
      <text:p text:style-name="P2"><text:span text:style-name="T2"/></text:p>
      <text:p text:style-name="P2"><text:span text:style-name="T2">see screenshot</text:span></text:p>
      <text:p text:style-name="P2"><text:span text:style-name="T2">drwxrwx--- <text:s text:c="2"/>2 root Accounting <text:s/>4096 May 26 21:34 DATA</text:span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1:47:48.524176916</meta:creation-date>
    <dc:date>2022-05-26T22:07:30.352925483</dc:date>
    <meta:editing-duration>PT9M21S</meta:editing-duration>
    <meta:editing-cycles>1</meta:editing-cycles>
    <meta:document-statistic meta:table-count="0" meta:image-count="0" meta:object-count="0" meta:page-count="1" meta:paragraph-count="13" meta:word-count="48" meta:character-count="341" meta:non-whitespace-character-count="303"/>
    <meta:generator>LibreOffice/6.4.7.2$Linux_X86_64 LibreOffice_project/40$Build-2</meta:generator>
  </office:meta>
</office:document-meta>
</file>